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Source Sans Pro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 style:font-family-generic="roman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text-properties style:text-underline-style="none" fo:font-weight="normal" officeooo:rsid="0011ec75" officeooo:paragraph-rsid="0011ec75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d7d44" officeooo:paragraph-rsid="001d7d44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1e000" officeooo:paragraph-rsid="00239f5c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39f5c" officeooo:paragraph-rsid="00239f5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3a887" officeooo:paragraph-rsid="0023a88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dd5ec" officeooo:paragraph-rsid="002dd5e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d8d85" officeooo:paragraph-rsid="000d8d8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ee258" officeooo:paragraph-rsid="0092c2a4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363d5" officeooo:paragraph-rsid="001363d5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7e45ef" officeooo:paragraph-rsid="0092c2a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a2489e" officeooo:paragraph-rsid="00a2489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a6dc06" officeooo:paragraph-rsid="00a6dc0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6a523" officeooo:paragraph-rsid="0016a52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6a523" officeooo:paragraph-rsid="00b78c4e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0d8d8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d8d85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475bf" officeooo:paragraph-rsid="001475bf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64583c" officeooo:paragraph-rsid="00a22fe4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a22fe4" officeooo:paragraph-rsid="00a22fe4" style:font-weight-asian="bold" style:font-weight-complex="bold"/>
    </style:style>
    <style:style style:name="P20" style:family="paragraph" style:parent-style-name="Standard">
      <style:text-properties fo:font-size="14pt" style:text-underline-style="none" fo:font-weight="bold" officeooo:rsid="0011ec75" officeooo:paragraph-rsid="0011ec75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none" fo:font-weight="bold" officeooo:rsid="001475bf" officeooo:paragraph-rsid="001475bf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none" fo:font-weight="bold" officeooo:rsid="001475bf" officeooo:paragraph-rsid="009dff63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none" fo:font-weight="bold" officeooo:rsid="001475bf" officeooo:paragraph-rsid="009eb0c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38c6" officeooo:paragraph-rsid="001538c6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none" fo:font-weight="bold" officeooo:rsid="005bc66a" officeooo:paragraph-rsid="005bc66a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none" fo:font-weight="normal" officeooo:rsid="0011ec75" officeooo:paragraph-rsid="0011ec7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38c6" officeooo:paragraph-rsid="001538c6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1475bf" officeooo:paragraph-rsid="001475bf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bold" officeooo:rsid="001538c6" officeooo:paragraph-rsid="001538c6" style:font-size-asian="14pt" style:font-weight-asian="bold" style:font-size-complex="14pt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0d8d85" officeooo:paragraph-rsid="000d8d85" style:font-weight-asian="bold" style:font-weight-complex="bold"/>
    </style:style>
    <style:style style:name="P31" style:family="paragraph" style:parent-style-name="Standard">
      <style:text-properties fo:font-size="15pt" style:text-underline-style="solid" style:text-underline-width="auto" style:text-underline-color="font-color" fo:font-weight="bold" officeooo:rsid="000d8d85" officeooo:paragraph-rsid="000d8d85" style:font-size-asian="15pt" style:font-weight-asian="bold" style:font-size-complex="15pt" style:font-weight-complex="bold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text-properties fo:font-weight="bold" officeooo:rsid="0064583c" officeooo:paragraph-rsid="006603ca" style:font-weight-asian="bold" style:font-weight-complex="bold"/>
    </style:style>
    <style:style style:name="P34" style:family="paragraph" style:parent-style-name="Standard">
      <style:text-properties fo:font-weight="bold" officeooo:paragraph-rsid="00b3fecf" style:font-weight-asian="bold" style:font-weight-complex="bold"/>
    </style:style>
    <style:style style:name="P35" style:family="paragraph" style:parent-style-name="Standard">
      <style:text-properties fo:font-size="13pt" style:text-underline-style="none" fo:font-weight="bold" officeooo:rsid="0011ec75" officeooo:paragraph-rsid="0092c2a4" style:font-size-asian="13pt" style:font-weight-asian="bold" style:font-size-complex="13pt" style:font-weight-complex="bold"/>
    </style:style>
    <style:style style:name="P36" style:family="paragraph" style:parent-style-name="Standard">
      <style:text-properties fo:font-size="12pt" style:text-underline-style="none" fo:font-weight="bold" officeooo:rsid="00a2489e" officeooo:paragraph-rsid="00a2489e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4.763cm"/>
          <style:tab-stop style:position="5.193cm"/>
        </style:tab-stops>
      </style:paragraph-properties>
    </style:style>
    <style:style style:name="P38" style:family="paragraph" style:parent-style-name="Text_20_body">
      <style:paragraph-properties fo:margin-top="0cm" fo:margin-bottom="0.247cm" style:contextual-spacing="false" fo:text-align="start" style:justify-single-word="false" fo:orphans="2" fo:widows="2" fo:padding="0cm" fo:border="none"/>
      <style:text-properties officeooo:paragraph-rsid="00b78c4e"/>
    </style:style>
    <style:style style:name="P39" style:family="paragraph" style:parent-style-name="Standard">
      <style:text-properties fo:font-weight="normal" officeooo:rsid="005996ff" officeooo:paragraph-rsid="00b3fecf" style:font-weight-asian="normal" style:font-weight-complex="normal"/>
    </style:style>
    <style:style style:name="P40" style:family="paragraph" style:parent-style-name="Standard">
      <style:text-properties fo:font-variant="normal" fo:text-transform="none" fo:color="#212529" loext:opacity="100%" fo:letter-spacing="normal" style:text-underline-style="none" fo:font-weight="normal" officeooo:rsid="001d7d44" officeooo:paragraph-rsid="00b53612" style:font-weight-asian="normal" style:font-weight-complex="normal"/>
    </style:style>
    <style:style style:name="P41" style:family="paragraph" style:parent-style-name="Standard">
      <style:text-properties officeooo:paragraph-rsid="00b53612"/>
    </style:style>
    <style:style style:name="P42" style:family="paragraph" style:parent-style-name="Standard">
      <style:text-properties officeooo:paragraph-rsid="00b78c4e"/>
    </style:style>
    <style:style style:name="P43" style:family="paragraph" style:parent-style-name="Standard" style:list-style-name="L1">
      <style:text-properties style:text-underline-style="none" fo:font-weight="normal" officeooo:rsid="001363d5" officeooo:paragraph-rsid="001363d5" style:font-weight-asian="normal" style:font-weight-complex="normal"/>
    </style:style>
    <style:style style:name="P44" style:family="paragraph" style:parent-style-name="Standard" style:list-style-name="L3">
      <style:text-properties style:text-underline-style="none" fo:font-weight="normal" officeooo:rsid="001538c6" officeooo:paragraph-rsid="001538c6" style:font-weight-asian="normal" style:font-weight-complex="normal"/>
    </style:style>
    <style:style style:name="P45" style:family="paragraph" style:parent-style-name="Standard" style:list-style-name="L5">
      <style:text-properties style:text-underline-style="none" fo:font-weight="normal" officeooo:rsid="0011ec75" officeooo:paragraph-rsid="0092c2a4" style:font-weight-asian="normal" style:font-weight-complex="normal"/>
    </style:style>
    <style:style style:name="P46" style:family="paragraph" style:parent-style-name="Standard" style:list-style-name="L7">
      <style:text-properties style:text-underline-style="none" fo:font-weight="normal" officeooo:rsid="00a42a73" officeooo:paragraph-rsid="00a42a73" style:font-weight-asian="normal" style:font-weight-complex="normal"/>
    </style:style>
    <style:style style:name="P47" style:family="paragraph" style:parent-style-name="Standard" style:list-style-name="L12">
      <style:text-properties style:text-underline-style="none" fo:font-weight="normal" officeooo:rsid="001d7d44" officeooo:paragraph-rsid="001d7d44" style:font-weight-asian="normal" style:font-weight-complex="normal"/>
    </style:style>
    <style:style style:name="P48" style:family="paragraph" style:parent-style-name="Standard" style:list-style-name="L12">
      <style:text-properties style:text-underline-style="none" fo:font-weight="normal" officeooo:rsid="003248f1" officeooo:paragraph-rsid="003248f1" style:font-weight-asian="normal" style:font-weight-complex="normal"/>
    </style:style>
    <style:style style:name="P49" style:family="paragraph" style:parent-style-name="Standard" style:list-style-name="L12">
      <style:text-properties style:text-underline-style="none" fo:font-weight="normal" officeooo:rsid="00466aa1" officeooo:paragraph-rsid="00466aa1" style:font-weight-asian="normal" style:font-weight-complex="normal"/>
    </style:style>
    <style:style style:name="P50" style:family="paragraph" style:parent-style-name="Standard" style:list-style-name="L12">
      <style:text-properties style:text-underline-style="none" fo:font-weight="normal" officeooo:rsid="003b428f" officeooo:paragraph-rsid="001f4b63" style:font-weight-asian="normal" style:font-weight-complex="normal"/>
    </style:style>
    <style:style style:name="P51" style:family="paragraph" style:parent-style-name="Standard" style:list-style-name="L12">
      <style:text-properties style:text-underline-style="none" fo:font-weight="normal" officeooo:rsid="00351ab5" officeooo:paragraph-rsid="00351ab5" style:font-weight-asian="normal" style:font-weight-complex="normal"/>
    </style:style>
    <style:style style:name="P52" style:family="paragraph" style:parent-style-name="Standard" style:list-style-name="L12">
      <style:text-properties style:text-underline-style="none" fo:font-weight="normal" officeooo:rsid="0021e000" officeooo:paragraph-rsid="0021e000" style:font-weight-asian="normal" style:font-weight-complex="normal"/>
    </style:style>
    <style:style style:name="P53" style:family="paragraph" style:parent-style-name="Standard" style:list-style-name="L12">
      <style:text-properties style:text-underline-style="none" fo:font-weight="normal" officeooo:rsid="0021e000" officeooo:paragraph-rsid="00239f5c" style:font-weight-asian="normal" style:font-weight-complex="normal"/>
    </style:style>
    <style:style style:name="P54" style:family="paragraph" style:parent-style-name="Standard" style:list-style-name="L12">
      <style:text-properties style:text-underline-style="none" fo:font-weight="normal" officeooo:rsid="00239f5c" officeooo:paragraph-rsid="00239f5c" style:font-weight-asian="normal" style:font-weight-complex="normal"/>
    </style:style>
    <style:style style:name="P55" style:family="paragraph" style:parent-style-name="Standard" style:list-style-name="L12">
      <style:text-properties style:text-underline-style="none" fo:font-weight="normal" officeooo:rsid="0023a887" officeooo:paragraph-rsid="0023a887" style:font-weight-asian="normal" style:font-weight-complex="normal"/>
    </style:style>
    <style:style style:name="P56" style:family="paragraph" style:parent-style-name="Standard" style:list-style-name="L12">
      <style:text-properties style:text-underline-style="none" fo:font-weight="normal" officeooo:rsid="002dd5ec" officeooo:paragraph-rsid="002dd5ec" style:font-weight-asian="normal" style:font-weight-complex="normal"/>
    </style:style>
    <style:style style:name="P57" style:family="paragraph" style:parent-style-name="Standard" style:list-style-name="L2">
      <style:text-properties fo:font-size="14pt" style:text-underline-style="none" fo:font-weight="normal" officeooo:rsid="001475bf" officeooo:paragraph-rsid="001475bf" style:font-size-asian="14pt" style:font-weight-asian="normal" style:font-size-complex="14pt" style:font-weight-complex="normal"/>
    </style:style>
    <style:style style:name="P58" style:family="paragraph" style:parent-style-name="Standard" style:list-style-name="L2">
      <style:text-properties fo:font-size="14pt" style:text-underline-style="none" fo:font-weight="normal" officeooo:rsid="001538c6" officeooo:paragraph-rsid="001538c6" style:font-size-asian="14pt" style:font-weight-asian="normal" style:font-size-complex="14pt" style:font-weight-complex="normal"/>
    </style:style>
    <style:style style:name="P59" style:family="paragraph" style:parent-style-name="Standard" style:list-style-name="L4">
      <style:text-properties fo:font-size="14pt" fo:font-weight="normal" officeooo:rsid="0016a523" officeooo:paragraph-rsid="0016a523" style:font-size-asian="14pt" style:font-weight-asian="normal" style:font-size-complex="14pt" style:font-weight-complex="normal"/>
    </style:style>
    <style:style style:name="P60" style:family="paragraph" style:parent-style-name="Standard" style:list-style-name="L6">
      <style:text-properties officeooo:paragraph-rsid="00a2489e"/>
    </style:style>
    <style:style style:name="P61" style:family="paragraph" style:parent-style-name="Standard" style:list-style-name="L7">
      <style:text-properties officeooo:rsid="00a6dc06" officeooo:paragraph-rsid="00a6dc06"/>
    </style:style>
    <style:style style:name="P62" style:family="paragraph" style:parent-style-name="Standard" style:list-style-name="L8">
      <style:text-properties officeooo:paragraph-rsid="00893097"/>
    </style:style>
    <style:style style:name="P63" style:family="paragraph" style:parent-style-name="Standard"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5996ff" officeooo:paragraph-rsid="00b3fecf" style:font-weight-asian="normal" style:font-weight-complex="normal"/>
    </style:style>
    <style:style style:name="P64" style:family="paragraph" style:parent-style-name="Standard"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5996ff" officeooo:paragraph-rsid="00b53612" style:font-weight-asian="normal" style:font-weight-complex="normal"/>
    </style:style>
    <style:style style:name="P65" style:family="paragraph" style:parent-style-name="Standard" style:list-style-name="L9"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5996ff" officeooo:paragraph-rsid="00b53612" style:font-weight-asian="normal" style:font-weight-complex="normal"/>
    </style:style>
    <style:style style:name="P66" style:family="paragraph" style:parent-style-name="Standard" style:list-style-name="L10"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b53612" officeooo:paragraph-rsid="00b53612" style:font-weight-asian="normal" style:font-weight-complex="normal"/>
    </style:style>
    <style:style style:name="P67" style:family="paragraph" style:parent-style-name="Standard"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b53612" officeooo:paragraph-rsid="00b53612" style:font-weight-asian="normal" style:font-weight-complex="normal"/>
    </style:style>
    <style:style style:name="P68" style:family="paragraph" style:parent-style-name="Standard" style:list-style-name="L12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b30099" officeooo:paragraph-rsid="00b3fecf" style:font-weight-asian="bold" style:font-weight-complex="bold"/>
    </style:style>
    <style:style style:name="P69" style:family="paragraph" style:parent-style-name="Standard" style:list-style-name="L13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b30099" officeooo:paragraph-rsid="00b678a7" style:font-weight-asian="bold" style:font-weight-complex="bold"/>
    </style:style>
    <style:style style:name="P70" style:family="paragraph" style:parent-style-name="Standard"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b78c4e" officeooo:paragraph-rsid="00b78c4e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212529" loext:opacity="100%" style:font-name="Inter" fo:font-size="9.75pt" fo:letter-spacing="normal" fo:font-style="normal" style:text-underline-style="none" fo:font-weight="bold" officeooo:rsid="005996ff" officeooo:paragraph-rsid="00b53612" style:font-size-asian="12pt" style:font-weight-asian="bold" style:font-size-complex="12pt" style:font-weight-complex="bold"/>
    </style:style>
    <style:style style:name="P72" style:family="paragraph" style:parent-style-name="Standard">
      <style:text-properties fo:font-variant="normal" fo:text-transform="none" fo:color="#212529" loext:opacity="100%" style:font-name="Liberation Serif" fo:font-size="12pt" fo:letter-spacing="normal" fo:font-style="normal" style:text-underline-style="none" fo:font-weight="bold" officeooo:rsid="00b30099" officeooo:paragraph-rsid="00b53612" style:font-size-asian="12pt" style:font-weight-asian="bold" style:font-size-complex="12pt" style:font-weight-complex="bold"/>
    </style:style>
    <style:style style:name="P73" style:family="paragraph" style:parent-style-name="Standard" style:list-style-name="L11"/>
    <style:style style:name="P74" style:family="paragraph" style:parent-style-name="Standard">
      <style:text-properties fo:font-weight="bold" officeooo:rsid="00b30099" officeooo:paragraph-rsid="00b3fecf" style:font-weight-asian="bold" style:font-weight-complex="bold"/>
    </style:style>
    <style:style style:name="P75" style:family="paragraph" style:parent-style-name="Standard">
      <style:text-properties fo:font-weight="bold" officeooo:rsid="00b30099" officeooo:paragraph-rsid="00b678a7" style:font-weight-asian="bold" style:font-weight-complex="bold"/>
    </style:style>
    <style:style style:name="P76" style:family="paragraph" style:parent-style-name="Standard" style:list-style-name="L12">
      <style:text-properties officeooo:paragraph-rsid="00239f5c"/>
    </style:style>
    <style:style style:name="P77" style:family="paragraph" style:parent-style-name="Standard">
      <style:text-properties style:font-name="Liberation Serif" fo:font-size="12pt" style:text-underline-style="none" fo:font-weight="bold" officeooo:rsid="00b678a7" style:font-size-asian="12pt" style:font-weight-asian="bold" style:font-size-complex="12pt" style:font-weight-complex="bold"/>
    </style:style>
    <style:style style:name="P78" style:family="paragraph" style:parent-style-name="Standard">
      <style:text-properties style:font-name="Liberation Serif" fo:font-size="12pt" style:text-underline-style="none" fo:font-weight="bold" officeooo:rsid="00b678a7" officeooo:paragraph-rsid="00b78c4e" style:font-size-asian="12pt" style:font-weight-asian="bold" style:font-size-complex="12pt" style:font-weight-complex="bold"/>
    </style:style>
    <style:style style:name="P79" style:family="paragraph" style:parent-style-name="Standard" style:list-style-name="L12">
      <style:text-properties officeooo:rsid="001d7d44" officeooo:paragraph-rsid="001d7d44"/>
    </style:style>
    <style:style style:name="P80" style:family="paragraph" style:parent-style-name="Standard" style:list-style-name="L12">
      <style:text-properties officeooo:rsid="001f4b63" officeooo:paragraph-rsid="003ceda9"/>
    </style:style>
    <style:style style:name="P81" style:family="paragraph" style:parent-style-name="Standard" style:list-style-name="L12">
      <style:text-properties officeooo:rsid="001f4b63" officeooo:paragraph-rsid="001f4b63"/>
    </style:style>
    <style:style style:name="P82" style:family="paragraph" style:parent-style-name="Standard" style:list-style-name="L12">
      <style:text-properties officeooo:rsid="0021e000" officeooo:paragraph-rsid="0021e000"/>
    </style:style>
    <style:style style:name="P83" style:family="paragraph" style:parent-style-name="Standard" style:list-style-name="L17">
      <style:text-properties officeooo:paragraph-rsid="00618b09"/>
    </style:style>
    <style:style style:name="P84" style:family="paragraph" style:parent-style-name="Standard" style:list-style-name="L17">
      <style:text-properties fo:font-size="12pt" style:text-underline-style="none" fo:font-weight="normal" officeooo:rsid="005bc66a" officeooo:paragraph-rsid="005bc66a" style:font-size-asian="10.5pt" style:font-weight-asian="normal" style:font-size-complex="12pt" style:font-weight-complex="normal"/>
    </style:style>
    <style:style style:name="P85" style:family="paragraph" style:parent-style-name="Standard" style:list-style-name="L17">
      <style:text-properties fo:font-size="12pt" style:text-underline-style="none" fo:font-weight="normal" officeooo:rsid="005f8da4" officeooo:paragraph-rsid="005f8da4" style:font-size-asian="10.5pt" style:font-weight-asian="normal" style:font-size-complex="12pt" style:font-weight-complex="normal"/>
    </style:style>
    <style:style style:name="P86" style:family="paragraph" style:parent-style-name="Standard" style:list-style-name="L17">
      <style:text-properties fo:font-size="12pt" style:text-underline-style="none" fo:font-weight="normal" officeooo:rsid="00618b09" officeooo:paragraph-rsid="00618b09" style:font-size-asian="10.5pt" style:font-weight-asian="normal" style:font-size-complex="12pt" style:font-weight-complex="normal"/>
    </style:style>
    <style:style style:name="P87" style:family="paragraph" style:parent-style-name="Standard" style:list-style-name="L17">
      <style:text-properties fo:font-size="12pt" style:text-underline-style="none" fo:font-weight="normal" officeooo:rsid="0062827f" officeooo:paragraph-rsid="0062827f" style:font-size-asian="10.5pt" style:font-weight-asian="normal" style:font-size-complex="12pt" style:font-weight-complex="normal"/>
    </style:style>
    <style:style style:name="P88" style:family="paragraph" style:parent-style-name="Text_20_body" style:list-style-name="L12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5996ff" officeooo:paragraph-rsid="00b30099" style:font-weight-asian="normal" style:font-weight-complex="normal"/>
    </style:style>
    <style:style style:name="P89" style:family="paragraph" style:parent-style-name="Text_20_body" style:list-style-name="L12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1d7d44" officeooo:paragraph-rsid="00b30099" style:font-weight-asian="normal" style:font-weight-complex="normal"/>
    </style:style>
    <style:style style:name="P90" style:family="paragraph" style:parent-style-name="Text_20_body" style:list-style-name="L12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1d7d44" officeooo:paragraph-rsid="00b3fecf" style:font-weight-asian="normal" style:font-weight-complex="normal"/>
    </style:style>
    <style:style style:name="P91" style:family="paragraph" style:parent-style-name="Text_20_body" style:list-style-name="L12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1d7d44" officeooo:paragraph-rsid="00b678a7" style:font-weight-asian="normal" style:font-weight-complex="normal"/>
    </style:style>
    <style:style style:name="P92" style:family="paragraph" style:parent-style-name="Text_20_body" style:list-style-name="L12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b78c4e" officeooo:paragraph-rsid="00b78c4e" style:font-size-asian="12pt" style:font-weight-asian="normal" style:font-size-complex="12pt" style:font-weight-complex="normal"/>
    </style:style>
    <style:style style:name="P93" style:family="paragraph" style:parent-style-name="Text_20_body" style:list-style-name="L14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b78c4e" officeooo:paragraph-rsid="00b78c4e" style:font-size-asian="12pt" style:font-weight-asian="normal" style:font-size-complex="12pt" style:font-weight-complex="normal"/>
    </style:style>
    <style:style style:name="P94" style:family="paragraph" style:parent-style-name="Text_20_body" style:list-style-name="L15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b78c4e" officeooo:paragraph-rsid="00b78c4e" style:font-size-asian="12pt" style:font-weight-asian="normal" style:font-size-complex="12pt" style:font-weight-complex="normal"/>
    </style:style>
    <style:style style:name="P95" style:family="paragraph" style:parent-style-name="Text_20_body" style:list-style-name="L16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Inter" fo:font-size="9.75pt" fo:letter-spacing="normal" fo:font-style="normal" fo:font-weight="normal" officeooo:paragraph-rsid="00b8b918"/>
    </style:style>
    <style:style style:name="P96" style:family="paragraph" style:parent-style-name="Text_20_body">
      <style:paragraph-properties fo:margin-top="0cm" fo:margin-bottom="0.247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Liberation Serif" fo:font-size="12pt" fo:letter-spacing="normal" fo:font-style="normal" style:text-underline-style="none" fo:font-weight="bold" officeooo:rsid="00b78c4e" officeooo:paragraph-rsid="00b78c4e" style:font-size-asian="12pt" style:font-weight-asian="bold" style:font-size-complex="12pt" style:font-weight-complex="bold"/>
    </style:style>
    <style:style style:name="P97" style:family="paragraph" style:parent-style-name="Text_20_body" style:list-style-name="L12">
      <style:paragraph-properties fo:margin-top="0cm" fo:margin-bottom="0.247cm" style:contextual-spacing="false" fo:text-align="start" style:justify-single-word="false" fo:orphans="2" fo:widows="2" fo:padding="0cm" fo:border="none"/>
      <style:text-properties officeooo:paragraph-rsid="00b678a7"/>
    </style:style>
    <style:style style:name="P98" style:family="paragraph" style:parent-style-name="Text_20_body" style:list-style-name="L12">
      <style:paragraph-properties fo:margin-top="0cm" fo:margin-bottom="0.247cm" style:contextual-spacing="false" fo:text-align="start" style:justify-single-word="false" fo:orphans="2" fo:widows="2" fo:padding="0cm" fo:border="none"/>
      <style:text-properties officeooo:rsid="00b78c4e" officeooo:paragraph-rsid="00b78c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7d44" style:font-weight-asian="bold" style:font-weight-complex="bold"/>
    </style:style>
    <style:style style:name="T3" style:family="text">
      <style:text-properties fo:font-weight="bold" officeooo:rsid="004bb687" style:font-weight-asian="bold" style:font-weight-complex="bold"/>
    </style:style>
    <style:style style:name="T4" style:family="text">
      <style:text-properties fo:font-weight="bold" officeooo:rsid="00b30099" style:font-weight-asian="bold" style:font-weight-complex="bold"/>
    </style:style>
    <style:style style:name="T5" style:family="text">
      <style:text-properties fo:font-weight="bold" officeooo:rsid="00b3fecf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f4b63" style:font-weight-asian="normal" style:font-weight-complex="normal"/>
    </style:style>
    <style:style style:name="T8" style:family="text">
      <style:text-properties style:text-underline-style="none" fo:font-weight="normal" officeooo:rsid="00207750" style:font-weight-asian="normal" style:font-weight-complex="normal"/>
    </style:style>
    <style:style style:name="T9" style:family="text">
      <style:text-properties style:text-underline-style="none" fo:font-weight="normal" officeooo:rsid="0021e000" style:font-weight-asian="normal" style:font-weight-complex="normal"/>
    </style:style>
    <style:style style:name="T10" style:family="text">
      <style:text-properties style:text-underline-style="none" fo:font-weight="normal" officeooo:rsid="0023a887" style:font-weight-asian="normal" style:font-weight-complex="normal"/>
    </style:style>
    <style:style style:name="T11" style:family="text">
      <style:text-properties style:text-underline-style="none" fo:font-weight="normal" officeooo:rsid="0029005c" style:font-weight-asian="normal" style:font-weight-complex="normal"/>
    </style:style>
    <style:style style:name="T12" style:family="text">
      <style:text-properties style:text-underline-style="none" fo:font-weight="normal" officeooo:rsid="002c51b2" style:font-weight-asian="normal" style:font-weight-complex="normal"/>
    </style:style>
    <style:style style:name="T13" style:family="text">
      <style:text-properties style:text-underline-style="none" fo:font-weight="normal" officeooo:rsid="0038041c" style:font-weight-asian="normal" style:font-weight-complex="normal"/>
    </style:style>
    <style:style style:name="T14" style:family="text">
      <style:text-properties style:text-underline-style="none" fo:font-weight="normal" officeooo:rsid="003a377d" style:font-weight-asian="normal" style:font-weight-complex="normal"/>
    </style:style>
    <style:style style:name="T15" style:family="text">
      <style:text-properties style:text-underline-style="none" fo:font-weight="normal" officeooo:rsid="003b428f" style:font-weight-asian="normal" style:font-weight-complex="normal"/>
    </style:style>
    <style:style style:name="T16" style:family="text">
      <style:text-properties style:text-underline-style="none" fo:font-weight="normal" officeooo:rsid="003ceda9" style:font-weight-asian="normal" style:font-weight-complex="normal"/>
    </style:style>
    <style:style style:name="T17" style:family="text">
      <style:text-properties style:text-underline-style="none" fo:font-weight="normal" officeooo:rsid="003e088b" style:font-weight-asian="normal" style:font-weight-complex="normal"/>
    </style:style>
    <style:style style:name="T18" style:family="text">
      <style:text-properties style:text-underline-style="none" fo:font-weight="normal" officeooo:rsid="003ff425" style:font-weight-asian="normal" style:font-weight-complex="normal"/>
    </style:style>
    <style:style style:name="T19" style:family="text">
      <style:text-properties style:text-underline-style="none" fo:font-weight="normal" officeooo:rsid="0040ee1f" style:font-weight-asian="normal" style:font-weight-complex="normal"/>
    </style:style>
    <style:style style:name="T20" style:family="text">
      <style:text-properties style:text-underline-style="none" fo:font-weight="normal" officeooo:rsid="004312ac" style:font-weight-asian="normal" style:font-weight-complex="normal"/>
    </style:style>
    <style:style style:name="T21" style:family="text">
      <style:text-properties style:text-underline-style="none" fo:font-weight="normal" officeooo:rsid="00444a6e" style:font-weight-asian="normal" style:font-weight-complex="normal"/>
    </style:style>
    <style:style style:name="T22" style:family="text">
      <style:text-properties style:text-underline-style="none" fo:font-weight="normal" officeooo:rsid="00a2489e" style:font-weight-asian="normal" style:font-weight-complex="normal"/>
    </style:style>
    <style:style style:name="T23" style:family="text">
      <style:text-properties style:text-underline-style="none" fo:font-weight="normal" officeooo:rsid="00a42a73" style:font-weight-asian="normal" style:font-weight-complex="normal"/>
    </style:style>
    <style:style style:name="T24" style:family="text">
      <style:text-properties style:text-underline-style="none" fo:font-weight="normal" officeooo:rsid="00aa6a78" style:font-weight-asian="normal" style:font-weight-complex="normal"/>
    </style:style>
    <style:style style:name="T25" style:family="text">
      <style:text-properties style:text-underline-style="none" officeooo:rsid="00b678a7" style:font-weight-asian="normal" style:font-weight-complex="normal"/>
    </style:style>
    <style:style style:name="T26" style:family="text">
      <style:text-properties style:text-underline-style="none" officeooo:rsid="00b78c4e" style:font-size-asian="12pt" style:font-weight-asian="normal" style:font-size-complex="12pt" style:font-weight-complex="normal"/>
    </style:style>
    <style:style style:name="T27" style:family="text">
      <style:text-properties style:text-underline-style="none" officeooo:rsid="00b8b918" style:font-size-asian="12pt" style:font-weight-asian="normal" style:font-size-complex="12pt" style:font-weight-complex="normal"/>
    </style:style>
    <style:style style:name="T28" style:family="text">
      <style:text-properties officeooo:rsid="0011ec75"/>
    </style:style>
    <style:style style:name="T29" style:family="text">
      <style:text-properties officeooo:rsid="001538c6"/>
    </style:style>
    <style:style style:name="T30" style:family="text">
      <style:text-properties fo:font-size="15pt" style:text-underline-style="solid" style:text-underline-width="auto" style:text-underline-color="font-color" fo:font-weight="bold" officeooo:rsid="000d8d85" style:font-size-asian="15pt" style:font-weight-asian="bold" style:font-size-complex="15pt" style:font-weight-complex="bold"/>
    </style:style>
    <style:style style:name="T31" style:family="text">
      <style:text-properties officeooo:rsid="004c8f17"/>
    </style:style>
    <style:style style:name="T32" style:family="text">
      <style:text-properties officeooo:rsid="005bdce4"/>
    </style:style>
    <style:style style:name="T33" style:family="text">
      <style:text-properties fo:font-variant="normal" fo:text-transform="none" style:font-name="apple-system" fo:font-size="10.5pt" fo:letter-spacing="normal" fo:font-style="normal"/>
    </style:style>
    <style:style style:name="T34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35" style:family="text">
      <style:text-properties fo:font-variant="normal" fo:text-transform="none" style:font-name="apple-system" fo:font-size="10.5pt" fo:letter-spacing="normal" fo:font-style="normal" officeooo:rsid="006208e4"/>
    </style:style>
    <style:style style:name="T36" style:family="text"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1d7d44" style:font-weight-asian="normal" style:font-weight-complex="normal"/>
    </style:style>
    <style:style style:name="T37" style:family="text"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b678a7" style:font-weight-asian="normal" style:font-weight-complex="normal"/>
    </style:style>
    <style:style style:name="T38" style:family="text">
      <style:text-properties fo:font-variant="normal" fo:text-transform="none" fo:color="#212529" loext:opacity="100%" style:font-name="Inter" fo:font-size="9.7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1d7d44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12529" loext:opacity="100%" style:font-name="Inter" fo:font-size="9.75pt" fo:letter-spacing="normal" fo:font-style="normal" style:text-underline-style="none" fo:font-weight="normal" officeooo:rsid="00b78c4e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12529" loext:opacity="100%" style:font-name="Inter" fo:font-size="9.75pt" fo:letter-spacing="normal" fo:font-style="normal" style:text-underline-style="none" fo:font-weight="bold" officeooo:rsid="00b30099" style:font-weight-asian="bold" style:font-weight-complex="bold"/>
    </style:style>
    <style:style style:name="T42" style:family="text">
      <style:text-properties fo:font-variant="normal" fo:text-transform="none" fo:color="#212529" loext:opacity="100%" style:font-name="Liberation Serif" fo:font-size="12pt" fo:letter-spacing="normal" fo:font-style="normal" style:text-underline-style="none" fo:font-weight="bold" officeooo:rsid="00b678a7" style:font-size-asian="10.5pt" style:font-weight-asian="bold" style:font-size-complex="12pt" style:font-weight-complex="bold"/>
    </style:style>
    <style:style style:name="T43" style:family="text">
      <style:text-properties fo:font-variant="normal" fo:text-transform="none" fo:color="#212529" loext:opacity="100%" style:font-name="Liberation Serif" fo:font-size="12pt" fo:letter-spacing="normal" fo:font-style="normal" style:text-underline-style="none" fo:font-weight="bold" officeooo:rsid="00b78c4e" style:font-size-asian="12pt" style:font-weight-asian="bold" style:font-size-complex="12pt" style:font-weight-complex="bold"/>
    </style:style>
    <style:style style:name="T44" style:family="text">
      <style:text-properties fo:font-size="12pt" style:text-underline-style="none" fo:font-weight="normal" officeooo:rsid="00618b09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64583c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6603ca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6742de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893097" style:font-size-asian="12pt" style:font-weight-asian="normal" style:font-size-complex="12pt" style:font-weight-complex="normal"/>
    </style:style>
    <style:style style:name="T49" style:family="text">
      <style:text-properties style:font-name="Timesnewroman"/>
    </style:style>
    <style:style style:name="T50" style:family="text">
      <style:text-properties style:font-name="Timesnewroman" officeooo:rsid="0049e6eb"/>
    </style:style>
    <style:style style:name="T51" style:family="text">
      <style:text-properties style:font-name="Timesnewroman" officeooo:rsid="004d186c"/>
    </style:style>
    <style:style style:name="T52" style:family="text">
      <style:text-properties style:font-name="Timesnewroman" officeooo:rsid="006acddf"/>
    </style:style>
    <style:style style:name="T53" style:family="text">
      <style:text-properties style:font-name="Timesnewroman" officeooo:rsid="006b7d76"/>
    </style:style>
    <style:style style:name="T54" style:family="text">
      <style:text-properties style:font-name="Timesnewroman" officeooo:rsid="007e45ef"/>
    </style:style>
    <style:style style:name="T55" style:family="text">
      <style:text-properties officeooo:rsid="00879da1"/>
    </style:style>
    <style:style style:name="T56" style:family="text">
      <style:text-properties officeooo:rsid="00989130"/>
    </style:style>
    <style:style style:name="T57" style:family="text">
      <style:text-properties officeooo:rsid="009c7472"/>
    </style:style>
    <style:style style:name="T58" style:family="text">
      <style:text-properties officeooo:rsid="009dff63"/>
    </style:style>
    <style:style style:name="T59" style:family="text">
      <style:text-properties officeooo:rsid="00a866b9"/>
    </style:style>
    <style:style style:name="T60" style:family="text">
      <style:text-properties style:font-name="Inter" fo:font-size="9.75pt" fo:font-style="normal" fo:font-weight="bold" officeooo:rsid="00b30099" style:font-weight-asian="bold" style:font-weight-complex="bold"/>
    </style:style>
    <style:style style:name="T61" style:family="text">
      <style:text-properties style:font-name="Inter" fo:font-size="9.75pt" fo:font-style="normal" fo:font-weight="bold" officeooo:rsid="005996ff" style:font-size-asian="12pt" style:font-weight-asian="bold" style:font-size-complex="12pt" style:font-weight-complex="bold"/>
    </style:style>
    <style:style style:name="T62" style:family="text">
      <style:text-properties officeooo:rsid="00b30099"/>
    </style:style>
    <style:style style:name="T63" style:family="text">
      <style:text-properties officeooo:rsid="00b3fecf"/>
    </style:style>
    <style:style style:name="T64" style:family="text">
      <style:text-properties style:font-name="Liberation Serif" fo:font-size="12pt" fo:font-style="normal" fo:font-weight="bold" officeooo:rsid="00b3fecf" style:font-size-asian="12pt" style:font-weight-asian="bold" style:font-size-complex="12pt" style:font-weight-complex="bold"/>
    </style:style>
    <style:style style:name="T65" style:family="text">
      <style:text-properties style:font-name="Liberation Serif" fo:font-size="12pt" fo:font-style="normal" fo:font-weight="bold" officeooo:rsid="00b30099" style:font-size-asian="12pt" style:font-weight-asian="bold" style:font-size-complex="12pt" style:font-weight-complex="bold"/>
    </style:style>
    <style:style style:name="T66" style:family="text">
      <style:text-properties style:font-name="Liberation Serif" fo:font-size="12pt" fo:font-style="normal" fo:font-weight="bold" officeooo:rsid="00b53612" style:font-size-asian="12pt" style:font-weight-asian="bold" style:font-size-complex="12pt" style:font-weight-complex="bold"/>
    </style:style>
    <style:style style:name="T67" style:family="text">
      <style:text-properties style:font-name="Liberation Serif" fo:font-size="12pt" fo:font-style="normal" fo:font-weight="bold" officeooo:rsid="00b678a7" style:font-size-asian="12pt" style:font-weight-asian="bold" style:font-size-complex="12pt" style:font-weight-complex="bold"/>
    </style:style>
    <style:style style:name="T68" style:family="text">
      <style:text-properties style:font-name="Liberation Serif" fo:font-size="12pt" fo:font-style="normal" fo:font-weight="bold" officeooo:rsid="005996ff" style:font-size-asian="10.5pt" style:font-weight-asian="bold" style:font-size-complex="12pt" style:font-weight-complex="bold"/>
    </style:style>
    <style:style style:name="T69" style:family="text">
      <style:text-properties style:font-name="Liberation Serif" fo:font-size="12pt" fo:font-weight="bold" officeooo:rsid="00b678a7" style:font-size-asian="12pt" style:font-weight-asian="bold" style:font-size-complex="12pt" style:font-weight-complex="bold"/>
    </style:style>
    <style:style style:name="T70" style:family="text">
      <style:text-properties style:font-name="Liberation Serif" fo:font-size="12pt" fo:font-weight="bold" officeooo:rsid="00b78c4e" style:font-size-asian="12pt" style:font-weight-asian="bold" style:font-size-complex="12pt" style:font-weight-complex="bold"/>
    </style:style>
    <style:style style:name="T71" style:family="text">
      <style:text-properties style:font-name="Liberation Serif" fo:font-size="12pt" style:text-underline-style="none" fo:font-weight="bold" officeooo:rsid="00b678a7" style:font-size-asian="12pt" style:font-weight-asian="bold" style:font-size-complex="12pt" style:font-weight-complex="bold"/>
    </style:style>
    <style:style style:name="T72" style:family="text">
      <style:text-properties style:font-name="Liberation Serif" fo:font-size="12pt" style:text-underline-style="none" fo:font-weight="bold" officeooo:rsid="00b78c4e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 text:c="46"/><text:span text:style-name="T30">INVOICE MANAGEMENT SYSTEM</text:span></text:p>
      <text:p text:style-name="P15"/>
      <text:p text:style-name="P16"><text:s text:c="48"/></text:p>
      <text:p text:style-name="P31">INTRODUCTION:</text:p>
      <text:p text:style-name="P30"/>
      <text:p text:style-name="P7"><text:span text:style-name="T49">Invoice management system is a business funct</text:span><text:span text:style-name="T50">i</text:span><text:span text:style-name="T49">on that facilitates the procurement process </text:span><text:span text:style-name="T51">and </text:span><text:span text:style-name="T52">helps</text:span><text:span text:style-name="T51"> creating new invoices for the bu</text:span><text:span text:style-name="T53">si</text:span><text:span text:style-name="T51">ness</text:span><text:span text:style-name="T49">.It involves the process of manging supplier invoices </text:span><text:span text:style-name="T54">as well as purchase invoices</text:span><text:span text:style-name="T49">. </text:span></text:p>
      <text:p text:style-name="P1"/>
      <text:p text:style-name="P20">Biggest challenges in <text:span text:style-name="T57">traditional paper based invoice</text:span> management:</text:p>
      <text:p text:style-name="P20"/>
      <text:p text:style-name="P26">While small businesses get only a few invoices every month, <text:span text:style-name="T55">growing</text:span> enterprises receive hundreds of purchasing invoices.</text:p>
      <text:p text:style-name="P1"/>
      <text:list xml:id="list3870368638" text:style-name="L1">
        <text:list-item>
          <text:p text:style-name="P43">Invoice process is higly time-consuming.</text:p>
        </text:list-item>
        <text:list-item>
          <text:p text:style-name="P43">Delay in payments can result in penalties.</text:p>
        </text:list-item>
        <text:list-item>
          <text:p text:style-name="P43">Irregular payments can make you lose credibility.</text:p>
        </text:list-item>
      </text:list>
      <text:p text:style-name="P9"/>
      <text:p text:style-name="P22"><text:span text:style-name="T58">T</text:span><text:span text:style-name="T57">raditional paper based invoice</text:span><text:span text:style-name="T28"> management</text:span>:</text:p>
      <text:p text:style-name="P21"/>
      <text:p text:style-name="P28">A manual invoice management system needs human expertise and skill to process invoices.</text:p>
      <text:p text:style-name="P17"/>
      <text:p text:style-name="P23">Bottlenecks in the <text:span text:style-name="T58">T</text:span><text:span text:style-name="T57">raditional paper based invoice</text:span><text:span text:style-name="T28"> management</text:span>:</text:p>
      <text:p text:style-name="P21"/>
      <text:list xml:id="list502629043" text:style-name="L2">
        <text:list-item>
          <text:p text:style-name="P57">Simple human error ca<text:span text:style-name="T29">n cause weaker vendor relationship, delay payments.</text:span></text:p>
        </text:list-item>
        <text:list-item>
          <text:p text:style-name="P58">The records are not maintained digitally.</text:p>
        </text:list-item>
        <text:list-item>
          <text:p text:style-name="P58">Delayed payments can result in heavy fines.</text:p>
        </text:list-item>
      </text:list>
      <text:p text:style-name="P27"/>
      <text:p text:style-name="P27"/>
      <text:p text:style-name="P24">Automated invoice management process:</text:p>
      <text:p text:style-name="P17"/>
      <text:list xml:id="list1708517014" text:style-name="L3">
        <text:list-item>
          <text:p text:style-name="P44">I<text:span text:style-name="T56">t i</text:span>s a software that helps extract, process, store, and manage invoice data.</text:p>
        </text:list-item>
      </text:list>
      <text:p text:style-name="P29"/>
      <text:p text:style-name="P29">Benefits of automated invoice management system:</text:p>
      <text:list xml:id="list3332776735" text:style-name="L4">
        <text:list-item>
          <text:p text:style-name="P59">On time payments.</text:p>
        </text:list-item>
        <text:list-item>
          <text:p text:style-name="P59">Better vendor releationships.</text:p>
        </text:list-item>
        <text:list-item>
          <text:p text:style-name="P59">Increased credibility.</text:p>
        </text:list-item>
        <text:list-item>
          <text:p text:style-name="P59">Time saved on manual invoice processing. </text:p>
        </text:list-item>
      </text:list>
      <text:p text:style-name="P10"/>
      <text:p text:style-name="P35">Different types of invoices:</text:p>
      <text:p text:style-name="P8"/>
      <text:list xml:id="list489669845" text:style-name="L5">
        <text:list-item>
          <text:p text:style-name="P45">Interim invoice </text:p>
        </text:list-item>
        <text:list-item>
          <text:p text:style-name="P45">Proforma invoice </text:p>
        </text:list-item>
        <text:list-item>
          <text:p text:style-name="P45">Final invoice</text:p>
        </text:list-item>
        <text:list-item>
          <text:p text:style-name="P45">Recurring invoice </text:p>
        </text:list-item>
        <text:list-item>
          <text:p text:style-name="P45">Credit <text:s/>invoice</text:p>
        </text:list-item>
        <text:list-item>
          <text:p text:style-name="P45">Debit invoice</text:p>
          <text:p text:style-name="P45"><text:soft-page-break/></text:p>
        </text:list-item>
      </text:list>
      <text:p text:style-name="P18"/>
      <text:p text:style-name="P18"><text:span text:style-name="T59">Basic terminologies</text:span>:</text:p>
      <text:p text:style-name="P18"/>
      <text:p text:style-name="P19">Recurring Invoice:</text:p>
      <text:list xml:id="list353970445" text:style-name="L6">
        <text:list-item>
          <text:p text:style-name="P60"><text:span text:style-name="T22">A recurring invoice is when a customer orders the same products or services on a consistent basis,and you send the same invoice over and over. </text:span><text:span text:style-name="T24">Eg:ISP.</text:span></text:p>
        </text:list-item>
      </text:list>
      <text:p text:style-name="P11"/>
      <text:p text:style-name="P36">Credit Notes:</text:p>
      <text:list xml:id="list1655655847" text:style-name="L7">
        <text:list-item>
          <text:p text:style-name="P46">A credit note is issued to indicate a return of funds in the event of an incorrect or damaged products, purchase cancellation or otherwise specified circumstance.</text:p>
        </text:list-item>
        <text:list-item>
          <text:p text:style-name="P61"><text:span text:style-name="T23">T</text:span><text:span text:style-name="T6">his document is filled by the business to balance their books and also sent to the customer.</text:span></text:p>
        </text:list-item>
      </text:list>
      <text:p text:style-name="P12"/>
      <text:p text:style-name="P12"/>
      <text:p text:style-name="P33">Target Audience:</text:p>
      <text:list xml:id="list1169045015" text:style-name="L8">
        <text:list-item>
          <text:p text:style-name="P62"><text:span text:style-name="T45">Sma</text:span><text:span text:style-name="T46">ll scale </text:span><text:span text:style-name="T48">enterprises</text:span><text:span text:style-name="T46"> and individuals </text:span><text:span text:style-name="T47">who have a growing </text:span><text:span text:style-name="T48">enterprise</text:span><text:span text:style-name="T47">.</text:span></text:p>
        </text:list-item>
      </text:list>
      <text:p text:style-name="P32"/>
      <text:p text:style-name="P32"><text:span text:style-name="T31">Features Of The Application</text:span>:</text:p>
      <text:p text:style-name="P32"/>
      <text:p text:style-name="P34"><text:s text:c="6"/><text:span text:style-name="T63">Invoice</text:span><text:span text:style-name="T62"> <text:s/>:</text:span></text:p>
      <text:p text:style-name="P63"/>
      <text:p text:style-name="P41"><text:span text:style-name="T1"><text:s text:c="11"/></text:span><text:span text:style-name="T5">Collect Online Payments</text:span><text:span text:style-name="T4"> <text:s/>:</text:span></text:p>
      <text:p text:style-name="P64"/>
      <text:list xml:id="list4279204801" text:style-name="L9">
        <text:list-item>
          <text:p text:style-name="P65">Configure a payment gateway and collect online payments from your customer with ease.</text:p>
        </text:list-item>
      </text:list>
      <text:p text:style-name="P64"/>
      <text:p text:style-name="P40"><text:span text:style-name="T60"><text:s text:c="9"/></text:span><text:span text:style-name="T64"><text:s/></text:span><text:span text:style-name="T66">Customer Portal</text:span><text:span text:style-name="T65"> <text:s/>:</text:span></text:p>
      <text:p text:style-name="P72"/>
      <text:list xml:id="list1695474784" text:style-name="L10">
        <text:list-item>
          <text:p text:style-name="P66">Enable customer portal for your customers and allow them to accept quotes,keep track of invoices and make payments</text:p>
        </text:list-item>
      </text:list>
      <text:p text:style-name="P67"><text:s text:c="11"/></text:p>
      <text:p text:style-name="P40"><text:span text:style-name="T61"><text:s text:c="9"/></text:span><text:span text:style-name="T68"><text:s/></text:span><text:span text:style-name="T67">Brand Custom Invoice</text:span><text:span text:style-name="T66"> </text:span><text:span text:style-name="T65"><text:s text:c="2"/>:</text:span></text:p>
      <text:p text:style-name="P72"/>
      <text:list xml:id="list1365911113" text:style-name="L11">
        <text:list-item>
          <text:p text:style-name="P73">Choose your favourite theme from our gallery of templates and personalize your invoice to reflect your brand.</text:p>
        </text:list-item>
      </text:list>
      <text:p text:style-name="P71"><text:tab/></text:p>
      <text:p text:style-name="P32"><text:s text:c="6"/><text:span text:style-name="T62">Delivery Challan <text:s/>:</text:span></text:p>
      <text:p text:style-name="P32"/>
      <text:list xml:id="list2948539985" text:style-name="L12">
        <text:list-item>
          <text:p text:style-name="P88">Create delivery challans to accompany your goods when they are in transit.</text:p>
        </text:list-item>
        <text:list-item>
          <text:p text:style-name="P89">Convert a delivery challan into an invoice to charge your customers.</text:p>
        </text:list-item>
        <text:list-item>
          <text:p text:style-name="P89">Mark your delivery challan as returned or record partial returns.</text:p>
        </text:list-item>
      </text:list>
      <text:p text:style-name="P39"><text:s text:c="5"/><text:span text:style-name="T5">Quotes</text:span><text:span text:style-name="T4"> <text:s/>:</text:span></text:p>
      <text:p text:style-name="P74"><text:tab/></text:p>
      <text:list xml:id="list230503244462197" text:continue-numbering="true" text:style-name="L12">
        <text:list-item>
          <text:p text:style-name="P68">Customize your quote</text:p>
        </text:list-item>
        <text:list-item>
          <text:p text:style-name="P90">Convert an accepted quote into an invoice</text:p>
        </text:list-item>
        <text:list-item>
          <text:p text:style-name="P90">Know when an quote has been viewed, accepted, or declined </text:p>
        </text:list-item>
      </text:list>
      <text:p text:style-name="Standard"><text:span text:style-name="T36"><text:s text:c="5"/></text:span><text:span text:style-name="T42">Payments</text:span><text:span text:style-name="T41"> <text:s/>:</text:span></text:p>
      <text:p text:style-name="P75"><text:tab/></text:p>
      <text:list xml:id="list3102401496" text:style-name="L13">
        <text:list-item>
          <text:p text:style-name="P69">Automatically charge your customer's card for recurring invoices</text:p>
        </text:list-item>
      </text:list>
      <text:list xml:id="list230503338987991" text:continue-list="list230503244462197" text:style-name="L12">
        <text:list-item>
          <text:p text:style-name="P91">Configure payment gateways to receive online payments </text:p>
        </text:list-item>
        <text:list-item>
          <text:p text:style-name="P91">Record offline payments</text:p>
        </text:list-item>
        <text:list-item>
          <text:p text:style-name="P97"><text:soft-page-break/><text:span text:style-name="T36">Send payment receipts </text:span><text:span text:style-name="T37">to the customer</text:span></text:p>
        </text:list-item>
      </text:list>
      <text:p text:style-name="Standard"><text:span text:style-name="T25"><text:s text:c="6"/></text:span><text:span text:style-name="T71">Expenses :</text:span></text:p>
      <text:p text:style-name="P77"/>
      <text:list xml:id="list230503884873854" text:continue-numbering="true" text:style-name="L12">
        <text:list-item>
          <text:p text:style-name="P92">Record a single expense or record expenses in bulk.</text:p>
        </text:list-item>
        <text:list-item>
          <text:p text:style-name="P98"><text:span text:style-name="T38">Report the </text:span><text:span text:style-name="T39">E</text:span><text:span text:style-name="T38">xpenses by category,customer,date and so on.</text:span></text:p>
        </text:list-item>
      </text:list>
      <text:p text:style-name="P14"><text:s text:c="6"/><text:span text:style-name="T70">Application Users</text:span><text:span text:style-name="T69"> :</text:span></text:p>
      <text:p text:style-name="P78"/>
      <text:p text:style-name="P42"><text:span text:style-name="T71"><text:tab/> </text:span><text:span text:style-name="T72">Admin : </text:span></text:p>
      <text:list xml:id="list1636330652" text:style-name="L14">
        <text:list-item>
          <text:p text:style-name="P93">Unrestricted access to all modules.</text:p>
        </text:list-item>
      </text:list>
      <text:p text:style-name="P38"><text:span text:style-name="T40"><text:tab/></text:span><text:span text:style-name="T43">Staff : <text:tab/> </text:span></text:p>
      <text:list xml:id="list1146025908" text:style-name="L15">
        <text:list-item>
          <text:p text:style-name="P94">Access to all modules except settings.</text:p>
        </text:list-item>
      </text:list>
      <text:p text:style-name="P96"><text:tab/>Staff(Assigned Customers Only) : </text:p>
      <text:list xml:id="list2533052722" text:style-name="L16">
        <text:list-item>
          <text:p text:style-name="P95"><text:span text:style-name="T26">Access to all modules except settings </text:span><text:span text:style-name="T27">for assigned customers only.</text:span></text:p>
        </text:list-item>
      </text:list>
      <text:p text:style-name="P70"/>
      <text:p text:style-name="P13"><text:span text:style-name="T2">A</text:span><text:span text:style-name="T3">PPLICATION FLOW</text:span><text:span text:style-name="T2">:</text:span></text:p>
      <text:p text:style-name="P2"/>
      <text:list xml:id="list230504959547874" text:continue-list="list230503884873854" text:style-name="L12">
        <text:list-item>
          <text:p text:style-name="P47">Tenant opens the application.</text:p>
        </text:list-item>
        <text:list-item>
          <text:p text:style-name="P47">If tenant has not registered before, show the registration form(signup).</text:p>
        </text:list-item>
        <text:list-item>
          <text:p text:style-name="P79"><text:span text:style-name="T6">If the tenant has registered already, get </text:span><text:span text:style-name="T7">their</text:span><text:span text:style-name="T6"> credentials (login page)</text:span><text:span text:style-name="T13">for authentication.</text:span></text:p>
        </text:list-item>
        <text:list-item>
          <text:p text:style-name="P48">The tenant can design their own invoices with their logos.</text:p>
        </text:list-item>
        <text:list-item>
          <text:p text:style-name="P49">If Tenant has multiple organisations the Tenant can create Individual account for those organisation.</text:p>
        </text:list-item>
        <text:list-item>
          <text:p text:style-name="P80"><text:span text:style-name="T6">The tenant can add customers.</text:span><text:span text:style-name="T8">T</text:span><text:span text:style-name="T6">he </text:span><text:span text:style-name="T8">customer </text:span><text:span text:style-name="T14">can be an individual or an organisation.</text:span></text:p>
        </text:list-item>
        <text:list-item>
          <text:p text:style-name="P80"><text:span text:style-name="T16">The customer</text:span><text:span text:style-name="T8"> </text:span><text:span text:style-name="T6">form consist of company name, phone,email, </text:span><text:span text:style-name="T9">bank details ,pan,</text:span><text:span text:style-name="T6">etc... </text:span><text:span text:style-name="T15">some fields like invoice number is mandatory and others can be optional.</text:span></text:p>
          <text:p text:style-name="P50"/>
        </text:list-item>
        <text:list-item>
          <text:p text:style-name="P81"><text:span text:style-name="T6">After successfully adding the customer the </text:span><text:span text:style-name="T17">T</text:span><text:span text:style-name="T6">enant can generate/</text:span><text:span text:style-name="T18">create</text:span><text:span text:style-name="T6"> </text:span><text:span text:style-name="T18">an</text:span><text:span text:style-name="T6"> invoice.</text:span></text:p>
        </text:list-item>
        <text:list-item>
          <text:p text:style-name="P82"><text:span text:style-name="T6">In the invoice </text:span><text:span text:style-name="T21">context</text:span><text:span text:style-name="T6"> we can view all the invoices </text:span><text:span text:style-name="T19">and their status</text:span><text:span text:style-name="T6"> and </text:span><text:span text:style-name="T20">we can also</text:span><text:span text:style-name="T6"> </text:span><text:span text:style-name="T11">create</text:span><text:span text:style-name="T6"> new invoices.</text:span></text:p>
        </text:list-item>
        <text:list-item>
          <text:p text:style-name="P82"><text:span text:style-name="T6">While </text:span><text:span text:style-name="T12">generating</text:span><text:span text:style-name="T6"> new invoices we should select the customer and fill all the invoice details.</text:span></text:p>
          <text:p text:style-name="P51"/>
          <text:p text:style-name="P52"/>
        </text:list-item>
        <text:list-item>
          <text:p text:style-name="P52">If needed we can add addtional documents to that particular invoice.</text:p>
        </text:list-item>
        <text:list-item>
          <text:p text:style-name="P52">The inovice will be sent to the registered mail id.</text:p>
        </text:list-item>
        <text:list-item>
          <text:p text:style-name="P52">In the customer’s mail the customer will be having the invoice details and also will have an online payment option.</text:p>
          <text:p text:style-name="P52"/>
        </text:list-item>
        <text:list-item>
          <text:p text:style-name="P54">In the payments recevied tab we will get the customer’s who have paid for their invoices </text:p>
        </text:list-item>
        <text:list-item>
          <text:p text:style-name="P54">By clicking each of the payment we will get the payment details, Customer details,invoice number,mode of payment,etc...</text:p>
        </text:list-item>
      </text:list>
      <text:p text:style-name="P4"/>
      <text:p text:style-name="P4"/>
      <text:list xml:id="list230504380277026" text:continue-numbering="true" text:style-name="L12">
        <text:list-item>
          <text:p text:style-name="P54">In the quotes tab the quote is created for the particulars and it is sent to the customer via e-mail.</text:p>
        </text:list-item>
        <text:list-item>
          <text:p text:style-name="P54">If the customer accepts the quote the notification will be send to our invoice account and we will send the invoice for the particular quote</text:p>
        </text:list-item>
      </text:list>
      <text:p text:style-name="P3"/>
      <text:p text:style-name="P3"/>
      <text:list xml:id="list230505061296045" text:continue-numbering="true" text:style-name="L12">
        <text:list-item>
          <text:p text:style-name="P76"><text:soft-page-break/><text:span text:style-name="T9"><text:s/></text:span><text:span text:style-name="T10">If there are any miscellaneous payments the payment link will be generated and sent to the customer via e-mail </text:span></text:p>
        </text:list-item>
        <text:list-item>
          <text:p text:style-name="P55">The customer can pay through that e-mail </text:p>
        </text:list-item>
      </text:list>
      <text:p text:style-name="P5"/>
      <text:p text:style-name="P5"/>
      <text:list xml:id="list230504994929702" text:continue-numbering="true" text:style-name="L12">
        <text:list-item>
          <text:p text:style-name="P56">If a product is returned or the order is cancelled by the customer the previous invoice details will be taken and will be put into credit notes</text:p>
        </text:list-item>
        <text:list-item>
          <text:p text:style-name="P56">The money will be refunded or it will be applied to future invoices.</text:p>
        </text:list-item>
      </text:list>
      <text:p text:style-name="P6"/>
      <text:p text:style-name="P6"/>
      <text:p text:style-name="P25">References:</text:p>
      <text:p text:style-name="P25"/>
      <text:list xml:id="list897446940" text:style-name="L17">
        <text:list-item>
          <text:p text:style-name="P84"><text:span text:style-name="T32">Zoho Corporation- </text:span><text:a xlink:type="simple" xlink:href="https://invoice.zoho.in/" text:style-name="Internet_20_link" text:visited-style-name="Visited_20_Internet_20_Link">https://invoice.zoho.in/</text:a></text:p>
        </text:list-item>
        <text:list-item>
          <text:p text:style-name="P85">FreshWorks- <text:a xlink:type="simple" xlink:href="https://my.freshbooks.com/" text:style-name="Internet_20_link" text:visited-style-name="Visited_20_Internet_20_Link">https://my.freshbooks.com/</text:a></text:p>
        </text:list-item>
        <text:list-item>
          <text:p text:style-name="P83"><text:span text:style-name="T44">Harvest- </text:span><text:a xlink:type="simple" xlink:href="https://toy1.harvestapp.com/invoices?page=1&amp;per_page=50&amp;tab=open" office:target-frame-name="_blank" xlink:show="new" text:style-name="Internet_20_link" text:visited-style-name="Visited_20_Internet_20_Link"><text:span text:style-name="T34">https://toy1.harvestapp.com/invoices?page=1&amp;per_page=50&amp;tab=open</text:span></text:a><text:span text:style-name="T34"> </text:span></text:p>
        </text:list-item>
        <text:list-item>
          <text:p text:style-name="P86"><text:span text:style-name="T35">Xero- </text:span><text:a xlink:type="simple" xlink:href="https://go.xero.com/app/!m3LwJ/dashboard" text:style-name="Internet_20_link" text:visited-style-name="Visited_20_Internet_20_Link"><text:span text:style-name="T33">https://go.xero.com/app/!m3LwJ/dashboard</text:span></text:a></text:p>
        </text:list-item>
        <text:list-item>
          <text:p text:style-name="P87">Odoo- <text:a xlink:type="simple" xlink:href="https://www.odoo.com/app/invoicing" text:style-name="Internet_20_link" text:visited-style-name="Visited_20_Internet_20_Link">https://www.odoo.com/app/invoicing</text:a></text:p>
        </text:list-item>
      </text:list>
      <text:list xml:id="list230503680703585" text:continue-list="list230504994929702" text:style-name="L12">
        <text:list-header>
          <text:p text:style-name="P53"><text:s/></text:p>
        </text:list-header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Source Sans Pro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 style:font-family-generic="roman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4:46:34.830299800</meta:creation-date>
    <dc:date>2023-07-30T23:05:02.833288922</dc:date>
    <meta:editing-duration>P1DT6H23M57S</meta:editing-duration>
    <meta:editing-cycles>126</meta:editing-cycles>
    <meta:generator>LibreOffice/7.3.7.2$Linux_X86_64 LibreOffice_project/30$Build-2</meta:generator>
    <meta:document-statistic meta:table-count="0" meta:image-count="0" meta:object-count="0" meta:page-count="4" meta:paragraph-count="106" meta:word-count="871" meta:character-count="5569" meta:non-whitespace-character-count="4660"/>
  </office:meta>
</office:document-meta>
</file>